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8.19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Giver</text:p>
          </table:table-cell>
          <table:table-cell table:style-name="ce3"/>
          <table:table-cell table:style-name="ce3" office:value-type="string">
            <text:p>Desc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1022"/>
        </table:table-row>
        <table:table-row table:style-name="ro1">
          <table:table-cell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1022"/>
        </table:table-row>
        <table:table-row table:style-name="ro1">
          <table:table-cell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office:value-type="string">
            <text:p>staff-absorption</text:p>
          </table:table-cell>
          <table:table-cell office:value-type="string">
            <text:p>A mysterious staff</text:p>
          </table:table-cell>
          <table:table-cell table:number-columns-repeated="1022"/>
        </table:table-row>
        <table:table-row table:style-name="ro1">
          <table:table-cell office:value-type="string">
            <text:p>orc-hunt</text:p>
          </table:table-cell>
          <table:table-cell office:value-type="string">
            <text:p>Let's hunt some orcs</text:p>
          </table:table-cell>
          <table:table-cell table:number-columns-repeated="2"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4" office:value-type="string">
            <text:p>Sun Paladin Aeryn</text:p>
          </table:table-cell>
          <table:table-cell/>
          <table:table-cell table:style-name="ce5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2"/>
        <table:table-column table:style-name="co2" table:default-cell-style-name="ce4"/>
        <table:table-column table:style-name="co5" table:default-cell-style-name="ce4"/>
        <table:table-column table:style-name="co6" table:default-cell-style-name="ce5"/>
        <table:table-column table:style-name="co4" table:number-columns-repeated="5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office:value-type="string">
            <text:p>mage_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office:value-type="string">
            <text:p>maglor</text:p>
          </table:table-cell>
          <table:table-cell office:value-type="string">
            <text:p>The Guardian of the Sea</text:p>
          </table:table-cell>
          <table:table-cell table:style-name="Default" office:value-type="string">
            <text:p>est encounter</text:p>
          </table:table-cell>
          <table:table-cell office:value-type="string">
            <text:p>defeat maglor</text:p>
          </table:table-cell>
          <table:table-cell office:value-type="string">
            <text:p>Water Silmaril</text:p>
          </table:table-cell>
          <table:table-cell table:number-columns-repeated="1019"/>
        </table:table-row>
        <table:table-row table:style-name="ro1">
          <table:table-cell office:value-type="string">
            <text:p>master_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6">16/08/2010</text:date>, <text:time>18:4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4-28T18:09:09</meta:creation-date>
    <dc:date>2010-08-16T18:44:54</dc:date>
    <meta:editing-duration>PT11H43M00S</meta:editing-duration>
    <meta:editing-cycles>22</meta:editing-cycles>
    <meta:generator>OpenOffice.org/3.0$Linux OpenOffice.org_project/300m9$Build-9358</meta:generator>
    <dc:creator>Nicolas Casalini</dc:creator>
    <meta:document-statistic meta:table-count="2" meta:cell-count="60" meta:object-count="0"/>
    <meta:user-defined meta:name="Info 1"/>
    <meta:user-defined meta:name="Info 2"/>
    <meta:user-defined meta:name="Info 3"/>
    <meta:user-defined meta:name="Info 4"/>
  </office:meta>
</office:document-meta>
</file>